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ullet_20_First" style:list-style-name="L1">
      <style:paragraph-properties fo:margin-left="0.4in" fo:margin-right="0in" fo:text-indent="-0.4in" style:auto-text-indent="false"/>
    </style:style>
    <style:style style:name="P3" style:family="paragraph" style:parent-style-name="Bullet_20_Last" style:list-style-name="L1"/>
    <style:style style:name="P4" style:family="paragraph" style:parent-style-name="Body_20_Text">
      <style:text-properties fo:font-weight="bold" style:font-weight-asian="bold" style:font-weight-complex="bold"/>
    </style:style>
    <style:style style:name="P5" style:family="paragraph" style:parent-style-name="Body_20_Text">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Code_20_Inline">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303525484">
          <text:insertion>
            <office:change-info>
              <dc:creator>Matthew Moodie</dc:creator>
              <dc:date>2006-08-24T12:26:00</dc:date>
            </office:change-info>
          </text:insertion>
        </text:changed-region>
        <text:changed-region text:id="ct1303362200">
          <text:insertion>
            <office:change-info>
              <dc:creator>Ray Lischner</dc:creator>
              <dc:date>2006-09-18T11:31:00</dc:date>
            </office:change-info>
          </text:insertion>
        </text:changed-region>
        <text:changed-region text:id="ct1302692412">
          <text:insertion>
            <office:change-info>
              <dc:creator>Ray Lischner</dc:creator>
              <dc:date>2006-09-20T15:43:00</dc:date>
            </office:change-info>
          </text:insertion>
        </text:changed-region>
        <text:changed-region text:id="ct1303524588">
          <text:deletion>
            <office:change-info>
              <dc:creator>Matthew Moodie</dc:creator>
              <dc:date>2006-08-24T12:20:00</dc:date>
            </office:change-info>
            <text:p text:style-name="Body_20_Text_20_First">F</text:p>
          </text:deletion>
        </text:changed-region>
        <text:changed-region text:id="ct1302717560">
          <text:insertion>
            <office:change-info>
              <dc:creator>Matthew Moodie</dc:creator>
              <dc:date>2006-08-24T12:20:00</dc:date>
            </office:change-info>
          </text:insertion>
        </text:changed-region>
        <text:changed-region text:id="ct1302716440">
          <text:insertion>
            <office:change-info>
              <dc:creator>Ray Lischner</dc:creator>
              <dc:date>2006-09-18T11:34:00</dc:date>
            </office:change-info>
          </text:insertion>
        </text:changed-region>
        <text:changed-region text:id="ct1302716552">
          <text:deletion>
            <office:change-info>
              <dc:creator>Matthew Moodie</dc:creator>
              <dc:date>2006-08-24T12:20:00</dc:date>
            </office:change-info>
            <text:p text:style-name="Body_20_Text">are</text:p>
          </text:deletion>
        </text:changed-region>
        <text:changed-region text:id="ct1302717784">
          <text:insertion>
            <office:change-info>
              <dc:creator>Matthew Moodie</dc:creator>
              <dc:date>2006-08-24T12:20:00</dc:date>
            </office:change-info>
          </text:insertion>
        </text:changed-region>
        <text:changed-region text:id="ct1304499756">
          <text:insertion>
            <office:change-info>
              <dc:creator>Ray Lischner</dc:creator>
              <dc:date>2006-09-18T12:02:00</dc:date>
            </office:change-info>
          </text:insertion>
        </text:changed-region>
        <text:changed-region text:id="ct1304499644">
          <text:deletion>
            <office:change-info>
              <dc:creator>Ray Lischner</dc:creator>
              <dc:date>2006-09-18T12:02:00</dc:date>
            </office:change-info>
            <text:p text:style-name="Code">pha</text:p>
          </text:deletion>
        </text:changed-region>
        <text:changed-region text:id="ct1303860368">
          <text:deletion>
            <office:change-info>
              <dc:creator>Ray Lischner</dc:creator>
              <dc:date>2006-10-05T14:41:00</dc:date>
            </office:change-info>
            <text:p text:style-name="Code">std::toupper(</text:p>
          </text:deletion>
        </text:changed-region>
        <text:changed-region text:id="ct1302670224">
          <text:deletion>
            <office:change-info>
              <dc:creator>Ray Lischner</dc:creator>
              <dc:date>2006-10-05T14:41:00</dc:date>
            </office:change-info>
            <text:p text:style-name="Code">, std::locale())</text:p>
          </text:deletion>
        </text:changed-region>
        <text:changed-region text:id="ct1302720136">
          <text:insertion>
            <office:change-info>
              <dc:creator>Matthew Moodie</dc:creator>
              <dc:date>2006-08-24T12:24:00</dc:date>
            </office:change-info>
          </text:insertion>
        </text:changed-region>
        <text:changed-region text:id="ct1302720360">
          <text:deletion>
            <office:change-info>
              <dc:creator>Matthew Moodie</dc:creator>
              <dc:date>2006-08-24T12:24:00</dc:date>
            </office:change-info>
            <text:p text:style-name="Body_20_Text_20_First"><text:s/></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25" style:data-style-name="N0">25</text:variable-set></text:p>
      <text:p text:style-name="Chapter_20_Title">Documentation<text:hidden-text text:condition="ooow:comment == 1" text:string-value="My only comment is to query whether this should be in the main text rather than in an appendix" text:is-hidden="true">My only comment is to query whether this should be in the main text rather than in an appendix</text:hidden-text></text:p>
      <text:p text:style-name="Body_20_Text_20_First">This exploration is a little different from the others. Instead of covering part of the C++ standard, it examines a third-party tool called Doxygen. Feel free to skip this exploration; just understand that this is where I explain the strange comments you sometimes see in the code listings.<text:change-start text:change-id="ct1303525484"/><text:hidden-text text:condition="ooow:" text:string-value="[MM] It does read very much like an appendix, so I'd also advise you to place it at the end of the book and reference it when you first use a Doxygen comment." text:is-hidden="true"/><text:change-end text:change-id="ct1303525484"/><text:change-start text:change-id="ct1303362200"/></text:p>
      <text:p text:style-name="Body_20_Text"><text:change-end text:change-id="ct1303362200"/><text:change-start text:change-id="ct1302692412"/><text:hidden-text text:condition="ooow:" text:string-value="[RL] I think this exploration belongs here. I intend readers to start at the beginning and tackle explorations in order, until they reach the end. Moving this to appendix requires the reader to start at the beginning, work linearly for awhile, then jump to the appendix, then return, and then continue linearly. I want the reader to understand Doxygen before the project because my solution to the project takes full advantage of Doxygen comments. Without understanding Doxygen, the reader will have more difficulty reading the code." text:is-hidden="true"/><text:change-end text:change-id="ct1302692412"/></text:p>
      <text:p text:style-name="Heading_20_1">Doxygen</text:p>
      <text:p text:style-name="Body_20_Text_20_First">Doxygen is a <text:change text:change-id="ct1303524588"/><text:change-start text:change-id="ct1302717560"/>f<text:change-end text:change-id="ct1302717560"/>ree<text:change-start text:change-id="ct1302716440"/>, open-source<text:change-end text:change-id="ct1302716440"/> tool that reads your source code, looks for comments that follow a certain structure, and extracts information from the comments and from the code to produce documentation. It produces output in a number of formats: HTML, RTF (rich text format), LaTeX, UNIX man pages, and XML.</text:p>
      <text:p text:style-name="Body_20_Text">Java programmers <text:change text:change-id="ct1302716552"/><text:change-start text:change-id="ct1302717784"/>will be<text:change-end text:change-id="ct1302717784"/> familiar with javadoc, which is a similar tool. The difference is that javadoc is a standard tool in the Java Software Development Kit. Doxygen, on the other hand, has no relationship with the C++ standard or with any C++ vendor. C++ lacks a standard for structured documentation, so you are free to do anything you want. For example, Microsoft defines its own conventions for XML tags in comments, which is fine if your plan is to work entirely within the Microsoft .NET environment. For other programmers, I recommend using tools that have more widespread and portable usage. The most popular solution is Doxygen, and I think every C++ programmer should know about Doxygen, even if you decide not to use it. That’s why I include this exploration in the book.</text:p>
      <text:p text:style-name="Heading_20_1">Structured Comments</text:p>
      <text:p text:style-name="Body_20_Text_20_First">Doxygen heeds comments that follow a specific format:</text:p>
      <text:list text:style-name="L1">
        <text:list-item>
          <text:p text:style-name="P2">One-line comments start with an extra slash or exclamation mark: <text:span text:style-name="Code_20_Inline">///</text:span> or <text:span text:style-name="Code_20_Inline">//!</text:span></text:p>
        </text:list-item>
        <text:list-item>
          <text:p text:style-name="P3">Multi-line comments start with an extra asterisk or exclamation mark: <text:span text:style-name="Code_20_Inline">/**</text:span> or <text:span text:style-name="Code_20_Inline">/*!</text:span></text:p>
        </text:list-item>
      </text:list>
      <text:p text:style-name="Body_20_Text_20_Cont">Also, Doxygen recognizes some widespread comment conventions. For example, it ignores a line of slashes:</text:p>
      <text:p text:style-name="Code_20_Single">////////////////////////////////////////////////////////////////////////////////////</text:p>
      <text:p text:style-name="Body_20_Text_20_Cont">A multi-line comment can start with a row full of asterisks:</text:p>
      <text:p text:style-name="Code_20_Single"><text:hidden-text text:condition="ooow:" text:string-value=".txt" text:is-hidden="true"/>/***********************************************************************************</text:p>
      <text:p text:style-name="Body_20_Text_20_Cont">A line in a multi-line comment can start with an asterisk:</text:p>
      <text:p text:style-name="Code_20_First">/**********************************************************************************</text:p>
      <text:p text:style-name="Code"><text:s/>* This is a structured comment for Doxygen. <text:s text:c="37"/>*</text:p>
      <text:p text:style-name="Code_20_Last"><text:s/>*********************************************************************************/</text:p>
      <text:p text:style-name="Body_20_Text_20_Cont">Inside a structured comment is where you document the various entities in your program: functions, types, variables, and so on.</text:p>
      <text:p text:style-name="Body_20_Text">The convention is that the comment immediately before a declaration or definition applies to the entity being declared or defined. Sometimes, you want to put the comment after the declaration, such as a one-line description of a variable. To do that, use a less-than sign at the start of the comment:</text:p>
      <text:p text:style-name="Code_20_Single">double const c = 299792458.0; <text:s text:c="11"/>///&lt; speed of light in m/sec</text:p>
      <text:p text:style-name="Heading_20_1">Documentation Tags</text:p>
      <text:p text:style-name="Body_20_Text_20_First">Doxygen has its own markup language, using <text:span text:style-name="T1">tags</text:span>. A tag can start with a backslash character (<text:span text:style-name="Code_20_Inline">\</text:span><text:span text:style-name="Code_20_Inline"><text:span text:style-name="Code_20_Inline">r</text:span></text:span><text:span text:style-name="Code_20_Inline">eturn</text:span>) or an at-sign (<text:span text:style-name="Code_20_Inline">@return</text:span>). Some tags take arguments and some don’t. The most useful tags are:</text:p>
      <text:p text:style-name="Glossary_20_Head"><text:span text:style-name="Code_20_Inline">@b</text:span> word</text:p>
      <text:p text:style-name="Glossary_20_Text">Mark up <text:span text:style-name="T1">word</text:span><text:span text:style-name="T2"> in boldface. You can also use HTML markup: </text:span><text:span text:style-name="T3">&lt;b&gt;</text:span><text:span text:style-name="T1">phrase</text:span><text:span text:style-name="T3">&lt;/b&gt;</text:span><text:span text:style-name="T2">, which is helpful when </text:span><text:span text:style-name="T1">phrase</text:span><text:span text:style-name="T2"> contains spaces.</text:span></text:p>
      <text:p text:style-name="Glossary_20_Head"><text:span text:style-name="Code_20_Inline">@brief</text:span> one-sentence description</text:p>
      <text:p text:style-name="Glossary_20_Text">Describe an entity briefly. Entities have brief and detailed documentation. Depending on how you configure Doxygen, the brief documentation can be the first sentence of the entity’s full documentation, or you can require an explicit <text:span text:style-name="Code_20_Inline">@brief</text:span> tag. In either case, the rest of the comment is the detailed documentation for the entity.</text:p>
      <text:p text:style-name="Glossary_20_Head"><text:span text:style-name="Code_20_Inline">@c</text:span> word</text:p>
      <text:p text:style-name="Glossary_20_Text">Treat <text:span text:style-name="T1">word</text:span> as a code fragment and set it in a fixed-pitch typeface. You can also use HTML markup: <text:span text:style-name="Code_20_Inline">&lt;tt&gt;</text:span><text:span text:style-name="T1">phrase</text:span><text:span text:style-name="Code_20_Inline">&lt;/tt&gt;</text:span>, which is helpful when <text:span text:style-name="T1">phrase</text:span> contains spaces.</text:p>
      <text:p text:style-name="Glossary_20_Head"><text:span text:style-name="Code_20_Inline">@em</text:span> word</text:p>
      <text:p text:style-name="Glossary_20_Text">Emphasize <text:span text:style-name="T1">word</text:span> in italics. You can also use HTML tags: <text:span text:style-name="Code_20_Inline">&lt;em&gt;</text:span><text:span text:style-name="T1">phrase</text:span><text:span text:style-name="Code_20_Inline">&lt;/em&gt;</text:span>, which is helpful when <text:span text:style-name="T1">phrase</text:span> contains spaces.</text:p>
      <text:p text:style-name="Glossary_20_Head"><text:span text:style-name="Code_20_Inline">@file</text:span> filename</text:p>
      <text:p text:style-name="Glossary_20_Text">Presents an overview of the source file. The detailed description can describe the purpose of the file, revision history, and other global documentation. The <text:span text:style-name="T1">filename</text:span> is optional; without it, Doxygen uses the file’s real name. Except for advanced Doxygen uses, this tag is required.</text:p>
      <text:p text:style-name="Glossary_20_Head"><text:span text:style-name="Code_20_Inline">@link</text:span> entity text <text:span text:style-name="Code_20_Inline">@endlink</text:span></text:p>
      <text:p text:style-name="Glossary_20_Text">Create a hyperlink to the named <text:span text:style-name="T1">entity</text:span>, such as a file. I use <text:span text:style-name="Code_20_Inline">@link</text:span> on my <text:span text:style-name="Code_20_Inline">@mainpage</text:span> to create a table of contents to the most important files in the project, or to the sole file.</text:p>
      <text:p text:style-name="Glossary_20_Head"><text:span text:style-name="Code_20_Inline">@mainpage</text:span> title</text:p>
      <text:p text:style-name="Glossary_20_Text">Present an overview of the entire project for the index or cover page. You can put <text:span text:style-name="Code_20_Inline">@mainpage</text:span> in any source file, or even set aside a separate file just for the comment. In small projects, I put <text:span text:style-name="Code_20_Inline">@mainpage</text:span> with the <text:span text:style-name="Code_20_Inline">main</text:span> function, but in large projects, I use a separate file.</text:p>
      <text:p text:style-name="Glossary_20_Head"><text:span text:style-name="Code_20_Inline">@p</text:span> name</text:p>
      <text:p text:style-name="Glossary_20_Text">Set <text:span text:style-name="T1">name</text:span><text:span text:style-name="T2"> in a fixed-pitch typeface to show that it is a function parameter.</text:span></text:p>
      <text:p text:style-name="Glossary_20_Head"><text:span text:style-name="Code_20_Inline">@par</text:span> title</text:p>
      <text:p text:style-name="Glossary_20_Text">Start a new paragraph. If you supply a one-line <text:span text:style-name="T1">title</text:span>, that becomes the paragraph heading. A blank line also separates paragraphs.</text:p>
      <text:p text:style-name="Glossary_20_Head"><text:span text:style-name="Code_20_Inline">@param</text:span> name description</text:p>
      <text:p text:style-name="Glossary_20_Text">Document a function parameter named <text:span text:style-name="T1">name</text:span>. If you want to refer to this parameter elsewhere in the function’s documentation, use <text:span text:style-name="Code_20_Inline">@p</text:span> <text:span text:style-name="T1">name</text:span>.</text:p>
      <text:p text:style-name="Glossary_20_Head"><text:span text:style-name="Code_20_Inline">@post</text:span> postcondition</text:p>
      <text:p text:style-name="Glossary_20_Text">Document a postcondition for a function. A postcondition is a Boolean expression that the function asserts will be true when the function returns (assuming all preconditions were true). C++ lacks any formal mechanism for enforcing postconditions (other than <text:span text:style-name="Code_20_Inline">assert</text:span>), so documenting postconditions is crucial, especially for library-writers.</text:p>
      <text:p text:style-name="Glossary_20_Head"><text:span text:style-name="Code_20_Inline">@pre</text:span> precondition</text:p>
      <text:p text:style-name="Glossary_20_Text">Document a precondition for a function. A precondition is a Boolean expression that must be true before the function is called, or else the function is not guaranteed to work properly. C++ lacks any formal mechanism for enforcing preconditions (other than <text:span text:style-name="Code_20_Inline">assert</text:span>), so documenting preconditions is crucial, especially for library-writers.</text:p>
      <text:p text:style-name="Glossary_20_Head"><text:span text:style-name="Code_20_Inline">@return</text:span> description</text:p>
      <text:p text:style-name="Glossary_20_Text">Document what a function returns.</text:p>
      <text:p text:style-name="Glossary_20_Head"><text:span text:style-name="Code_20_Inline">@see </text:span>xref</text:p>
      <text:p text:style-name="Glossary_20_Text">Insert a cross-reference to entity named <text:span text:style-name="T1">xref</text:span>. Doxygen looks for references to other documented entities within the structured comment, and when it finds a reference, it inserts a hyperlink (or text cross reference, depending on the output format). Sometimes, however, you need to insert an explicit reference to an entity that is not named in the documentation, so you can use <text:span text:style-name="Code_20_Inline">@see</text:span>.</text:p>
      <text:p text:style-name="Glossary_20_Text">You can suppress the hyperlink creation by prefacing the name with <text:span text:style-name="Code_20_Inline">%</text:span>.</text:p>
      <text:p text:style-name="Glossary_20_Head"><text:span text:style-name="Code_20_Inline">@&amp;, @@, @\, @%, @&lt;</text:span></text:p>
      <text:p text:style-name="Glossary_20_Text">Escapes a literal character (<text:span text:style-name="Code_20_Inline">&amp;</text:span>, <text:span text:style-name="Code_20_Inline">@</text:span>, <text:span text:style-name="Code_20_Inline">\</text:span>, <text:span text:style-name="Code_20_Inline">%</text:span>, or <text:span text:style-name="Code_20_Inline">&lt;</text:span>), to prevent interpretation by Doxygen or by HTML.</text:p>
      <text:p text:style-name="Body_20_Text_20_Cont">Doxygen supports many other tags and HTML markup. If the output format is not HTML, Doxygen converts HTML tags to the desired output format. This book’s web site has links to the main Doxygen page for more information about the tool and to download the software. Most Linux users already have Doxygen; other users can download Doxygen for their favorite platform.</text:p>
      <text:p text:style-name="Body_20_Text">Listing <text:variable-get text:name="chapter" office:value-type="float" style:data-style-name="N0">25</text:variable-get>-<text:reference-ref text:reference-format="text" text:ref-name="doxygen_demo_code">1</text:reference-ref> shows a few of the many ways you can use Doxygen.</text:p>
      <text:p text:style-name="Code_20_Caption">Listing <text:variable-get text:name="chapter" office:value-type="float" style:data-style-name="N0">25</text:variable-get>-<text:reference-mark-start text:name="doxygen_demo_code"/><text:sequence text:ref-name="refText0" text:name="Text" text:formula="ooow:Text+1" style:num-format="1">1</text:sequence><text:reference-mark-end text:name="doxygen_demo_code"/>. Documenting your code with Doxygen</text:p>
      <text:p text:style-name="Code_20_First">/** @file</text:p>
      <text:p text:style-name="Code"><text:s/>* @brief Test strings to see whether they are palindromes.</text:p>
      <text:p text:style-name="Code"><text:s/>* Read lines from the input, strip non-letters, and check whether</text:p>
      <text:p text:style-name="Code"><text:s/>* the result is a palindrome. Ignore case differences when checking.</text:p>
      <text:p text:style-name="Code"><text:s/>* Echo palindromes to the standard output.</text:p>
      <text:p text:style-name="Code"><text:s/>*/</text:p>
      <text:p text:style-name="Code"/>
      <text:p text:style-name="Code">/** @mainpage Palindromes</text:p>
      <text:p text:style-name="Code"><text:s/>* Test input strings to see whether they are palindromes. </text:p>
      <text:p text:style-name="Code"><text:s/>*</text:p>
      <text:p text:style-name="Code"><text:s/>* A palindrome is a string that reads the same forward and backward.</text:p>
      <text:p text:style-name="Code"><text:s/>* To test for palindromes, this program needs to strip punctuation and</text:p>
      <text:p text:style-name="Code"><text:s/>* other non-essential characters from the string, and compare letters without</text:p>
      <text:p text:style-name="Code"><text:s/>* regard to case differences.</text:p>
      <text:p text:style-name="Code"><text:s/>*</text:p>
      <text:p text:style-name="Code"><text:s/>* This program reads lines of text from the standard input and echos</text:p>
      <text:p text:style-name="Code"><text:s/>* to the standard output those lines that are palindromes.</text:p>
      <text:p text:style-name="Code"><text:s/>*</text:p>
      <text:p text:style-name="Code"><text:s/>* Source file: @link palindrome.cpp palindrome.cpp @endlink</text:p>
      <text:p text:style-name="Code"><text:s/>*</text:p>
      <text:p text:style-name="Code"><text:s/>* @date 14-June-2006</text:p>
      <text:p text:style-name="Code"><text:s/>* @author Ray Lischner</text:p>
      <text:p text:style-name="Code"><text:s/>* @version 1.0</text:p>
      <text:p text:style-name="Code"><text:s/>*/</text:p>
      <text:p text:style-name="Code_20_First">#include &lt;algorithm&gt;</text:p>
      <text:p text:style-name="Code">#include &lt;iostream&gt;</text:p>
      <text:p text:style-name="Code">#include &lt;istream&gt;</text:p>
      <text:p text:style-name="Code">#include &lt;iterator&gt;</text:p>
      <text:p text:style-name="Code">#include &lt;locale&gt;</text:p>
      <text:p text:style-name="Code">#include &lt;ostream&gt;</text:p>
      <text:p text:style-name="Code">#include &lt;string&gt;</text:p>
      <text:p text:style-name="Code"/>
      <text:p text:style-name="Code">/** @brief Test for non-letter.</text:p>
      <text:p text:style-name="Code"><text:s/>* Test the character @p ch in the global locale.</text:p>
      <text:p text:style-name="Code"><text:s/>* @param ch the character to test</text:p>
      <text:p text:style-name="Code"><text:s/>* @return true if @p ch is not a letter</text:p>
      <text:p text:style-name="Code"><text:s/>*/</text:p>
      <text:p text:style-name="Code">bool non_letter(char ch)</text:p>
      <text:p text:style-name="Code">{</text:p>
      <text:p text:style-name="Code"><text:s text:c="2"/>return not isal<text:change-start text:change-id="ct1304499756"/>num<text:change-end text:change-id="ct1304499756"/><text:change text:change-id="ct1304499644"/>(ch, std::locale());</text:p>
      <text:p text:style-name="Code">}</text:p>
      <text:p text:style-name="Code"/>
      <text:p text:style-name="Code">/** @brief Convert to lowercase.</text:p>
      <text:p text:style-name="Code"><text:s/>* Use a canonical form by converting to uppercase first,</text:p>
      <text:p text:style-name="Code"><text:s/>* and then to lowercase. This approach does not solve the eszet</text:p>
      <text:p text:style-name="Code"><text:s/>* problem (German eszet is a lowercase character that converts</text:p>
      <text:p text:style-name="Code"><text:s/>* to two uppercase characters), but it's the best we can do in</text:p>
      <text:p text:style-name="Code"><text:s/>* standard C++.</text:p>
      <text:p text:style-name="Code"><text:s/>*</text:p>
      <text:p text:style-name="Code"><text:s/>* All conversions use the global locale.</text:p>
      <text:p text:style-name="Code"><text:s/>*</text:p>
      <text:p text:style-name="Code"><text:s/>* @param ch the character to test</text:p>
      <text:p text:style-name="Code"><text:s/>* @return the character converted to lowercase</text:p>
      <text:p text:style-name="Code"><text:s/>*/</text:p>
      <text:p text:style-name="Code">char lowercase(char ch)</text:p>
      <text:p text:style-name="Code">{</text:p>
      <text:p text:style-name="Code"><text:s text:c="2"/>return std::tolower(<text:change text:change-id="ct1303860368"/>ch<text:change text:change-id="ct1302670224"/>, std::locale());</text:p>
      <text:p text:style-name="Code">}</text:p>
      <text:p text:style-name="Code"/>
      <text:p text:style-name="Code">/** @brief Compare two characters without regard to case.</text:p>
      <text:p text:style-name="Code"><text:s/>* The comparison is limited by the lowercase() function.</text:p>
      <text:p text:style-name="Code"><text:s/>* @param a one character to compare</text:p>
      <text:p text:style-name="Code"><text:s/>* @param b the other character to compare</text:p>
      <text:p text:style-name="Code"><text:s/>* @return @c true if the characters are the same in lowercase,</text:p>
      <text:p text:style-name="Code"><text:s/>* <text:s text:c="8"/>@c false if they are different.</text:p>
      <text:p text:style-name="Code"><text:s/>*/</text:p>
      <text:p text:style-name="Code">bool same_char(char a, char b)</text:p>
      <text:p text:style-name="Code">{</text:p>
      <text:p text:style-name="Code"><text:s text:c="2"/>return lowercase(a) == lowercase(b);</text:p>
      <text:p text:style-name="Code">}</text:p>
      <text:p text:style-name="Code"/>
      <text:p text:style-name="Code">/** @brief Determine whether @p str is a palindrome.</text:p>
      <text:p text:style-name="Code"><text:s/>* Only letter characters are tested. Spaces and punctuation don't count.</text:p>
      <text:p text:style-name="Code"><text:s/>* Empty strings are not palindromes because that's just too easy.</text:p>
      <text:p text:style-name="Code"><text:s/>* @param str the string to test</text:p>
      <text:p text:style-name="Code"><text:s/>* @return @c true if @p str is the same forward and backward</text:p>
      <text:p text:style-name="Code"><text:s/>*/</text:p>
      <text:p text:style-name="Code">bool is_palindrome(std::string str)</text:p>
      <text:p text:style-name="Code">{</text:p>
      <text:p text:style-name="Code"><text:s text:c="2"/>std::string::iterator end(std::remove_if(str.begin(), str.end(), non_letter));</text:p>
      <text:p text:style-name="Code"><text:s text:c="2"/>std::string rev(end - str.begin(), ' ');</text:p>
      <text:p text:style-name="Code"><text:s text:c="2"/>std::reverse_copy(str.begin(), end, rev.begin());</text:p>
      <text:p text:style-name="Code"><text:s text:c="2"/>return not rev.empty() and std::equal(str.begin(), end, rev.begin(), same_char);</text:p>
      <text:p text:style-name="Code">}</text:p>
      <text:p text:style-name="Code"/>
      <text:p text:style-name="Code">/** @brief Main program.</text:p>
      <text:p text:style-name="Code"><text:s/>* Set the global locale to the user's native locale. Then imbue the I/O streams</text:p>
      <text:p text:style-name="Code"><text:s/>* with the native locale.</text:p>
      <text:p text:style-name="Code"><text:s/>*/</text:p>
      <text:p text:style-name="Code">int main()</text:p>
      <text:p text:style-name="Code">{</text:p>
      <text:p text:style-name="Code"><text:s text:c="2"/>std::locale::global(std::locale(""));</text:p>
      <text:p text:style-name="Code"><text:s text:c="2"/>std::cin.imbue(std::locale());</text:p>
      <text:p text:style-name="Code"><text:s text:c="2"/>std::cout.imbue(std::locale());</text:p>
      <text:p text:style-name="Code"/>
      <text:p text:style-name="Code"><text:s text:c="2"/>std::string line;</text:p>
      <text:p text:style-name="Code"><text:s text:c="2"/>while (std::getline(std::cin, line))</text:p>
      <text:p text:style-name="Code"><text:s text:c="4"/>if (is_palindrome(line))</text:p>
      <text:p text:style-name="Code"><text:s text:c="6"/>std::cout &lt;&lt; line &lt;&lt; '\n';</text:p>
      <text:p text:style-name="Code_20_Last">}</text:p>
      <text:p text:style-name="Body_20_Text_20_Cont">Figure <text:variable-get text:name="chapter" office:value-type="float" style:data-style-name="N0">25</text:variable-get>-<text:reference-ref text:reference-format="text" text:ref-name="mainpage_fig">1</text:reference-ref> shows the main page as it appears in a web browser.</text:p>
      <text:p text:style-name="Production">Insert 7494f2401.tif</text:p>
      <text:p text:style-name="Figure_20_Caption">Figure <text:variable-get text:name="chapter" office:value-type="float" style:data-style-name="N0">25</text:variable-get>-<text:reference-mark-start text:name="mainpage_fig"/><text:sequence text:ref-name="refDrawing0" text:name="Drawing" text:formula="ooow:Drawing+1" style:num-format="1">1</text:sequence><text:reference-mark-end text:name="mainpage_fig"/>. Main page of the palindrome documentation</text:p>
      <text:p text:style-name="Heading_20_1">Using Doxygen</text:p>
      <text:p text:style-name="Body_20_Text_20_First">Instead of taking lots of command<text:change-start text:change-id="ct1302720136"/>-<text:change-end text:change-id="ct1302720136"/><text:change text:change-id="ct1302720360"/>line arguments, Doxygen uses a configuration file, typically named <text:span text:style-name="T1">Doxyfile</text:span>, where you can put all that juicy information. Among the information in the configuration file is the name of the project, which files to examine for comments, which output format or formats to generate, and a variety of options you can use to tweak and adjust the output.</text:p>
      <text:p text:style-name="Body_20_Text">Because of the plethora of options, Doxygen comes with a wizard, <text:span text:style-name="T1">doxywizard</text:span>, to help generate a suitable configuration file, or you can just run the command line <text:span text:style-name="T1">doxygen</text:span> utility, with the <text:span text:style-name="Code_20_Inline">-g</text:span> switch to generate a default configuration file that has lots of comments to help you understand how to customize it.</text:p>
      <text:p text:style-name="Body_20_Text">Once you have configured Doxygen, running the program is trivial:</text:p>
      <text:p text:style-name="Code_20_Single"><text:hidden-text text:condition="ooow:" text:string-value=".txt" text:is-hidden="true"/>$ doxygen</text:p>
      <text:p text:style-name="Body_20_Text_20_Cont">and away it goes. Doxygen does a reasonable job at parsing C++, which is a complicated and difficult language to parse, but it sometimes gets confused. Pay attention to the error messages to see if it had any difficulties with your source files.</text:p>
      <text:p text:style-name="Body_20_Text">The configuration file dictates the location of the output. Typically, each output format gets its own subdirectory. For example, the default configuration file stores HTML output in the <text:span text:style-name="T1">html</text:span> directory. Open the <text:span text:style-name="T1">html/index.html</text:span> file in your favorite browser to check out the results.</text:p>
      <text:p text:style-name="P4">Download and install Doxygen on your system.</text:p>
      <text:p text:style-name="P4">Add Doxygen comments to one of your programs. Configure and run Doxygen.</text:p>
      <text:p text:style-name="P5">Future programs will continue to use Doxygen comments sporadically, when I think the comments help you understand what the program does. In general, however, I try to avoid them in the book because the text usually explains things well enough, and I don’t want to waste any space. The programs that accompany the book, however, have more complete Doxygen 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5 - Documentation</dc:title>
    <dc:subject>Exploring C++</dc:subject>
    <meta:initial-creator>Ray Lischner</meta:initial-creator>
    <meta:creation-date>2006-03-30T10:01:31</meta:creation-date>
    <dc:creator>Ray Lischner</dc:creator>
    <dc:date>2006-10-05T14:41:21</dc:date>
    <dc:language>en-US</dc:language>
    <meta:editing-cycles>45</meta:editing-cycles>
    <meta:editing-duration>P1DT6H5M58S</meta:editing-duration>
    <meta:user-defined meta:name="codex-configfile">apress-cpp-dox.xml</meta:user-defined>
    <meta:user-defined meta:name="codex-chapter-number">25</meta:user-defined>
    <meta:user-defined meta:name="codex-doxygen"/>
    <meta:user-defined meta:name="Info 4"/>
    <meta:document-statistic meta:table-count="0" meta:image-count="0" meta:object-count="0" meta:page-count="6" meta:paragraph-count="170" meta:word-count="1825" meta:character-count="11703"/>
  </office:meta>
</office:document-meta>
</file>